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9">
      <style:table-cell-properties fo:padding-bottom="0.049cm" fo:padding-left="0.035cm" fo:padding-right="0.035cm" fo:padding-top="0.049cm"/>
    </style:style>
    <style:style style:name="ce3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kingservo_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2000000">
            <text:p>20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f:=[.B3]/([.B5]/[.B4])" office:value-type="float" office:value="2222.22222222222">
            <text:p>2222.22222</text:p>
          </table:table-cell>
          <table:table-cell table:style-name="ce1" table:formula="of:=[.C3]/([.C5]/[.C4])" office:value-type="float" office:value="1388.88888888889">
            <text:p>1388.88889</text:p>
          </table:table-cell>
          <table:table-cell table:style-name="ce1" table:formula="of:=[.D3]/([.D5]/[.D4])" office:value-type="float" office:value="1000">
            <text:p>1000.00000</text:p>
          </table:table-cell>
          <table:table-cell table:style-name="ce1" table:formula="of:=[.E3]/([.E5]/[.E4])" office:value-type="float" office:value="537.777777777778">
            <text:p>537.77778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f:=[.B2]/[.B7]" office:value-type="float" office:value="900">
            <text:p>900</text:p>
          </table:table-cell>
          <table:table-cell table:formula="of:=[.C2]/[.C7]" office:value-type="float" office:value="1440">
            <text:p>1440</text:p>
          </table:table-cell>
          <table:table-cell table:formula="of:=[.D2]/[.D7]" office:value-type="float" office:value="2000">
            <text:p>2000</text:p>
          </table:table-cell>
          <table:table-cell table:formula="of:=[.E2]/[.E7]" office:value-type="float" office:value="3719.00826446281">
            <text:p>3719.01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f:=[.D5]/([.E5])" office:value-type="float" office:value="0.0833333333333333">
            <text:p>0.08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/([.C3]*[.C4])*[.C5]" office:value-type="float" office:value="53.34264">
            <text:p>53.34</text:p>
          </table:table-cell>
          <table:table-cell table:number-columns-repeated="2"/>
        </table:table-row>
      </table:table>
      <table:table table:name="mitsubishi_ini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31072">
            <text:p>131072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f:=[.B3]/([.B5]/[.B4])" office:value-type="float" office:value="29127.1111111111">
            <text:p>29127.11111</text:p>
          </table:table-cell>
          <table:table-cell table:style-name="ce1" table:formula="of:=[.C3]/([.C5]/[.C4])" office:value-type="float" office:value="18204.4444444444">
            <text:p>18204.44444</text:p>
          </table:table-cell>
          <table:table-cell table:style-name="ce1" table:formula="of:=[.D3]/([.D5]/[.D4])" office:value-type="float" office:value="26214.4">
            <text:p>26214.40000</text:p>
          </table:table-cell>
          <table:table-cell table:style-name="ce1" table:formula="of:=[.E3]/([.E5]/[.E4])" office:value-type="float" office:value="7048.76088888889">
            <text:p>7048.76089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f:=[.B2]/[.B7]" office:value-type="float" office:value="17.1661376953125">
            <text:p>17.17</text:p>
          </table:table-cell>
          <table:table-cell table:formula="of:=[.C2]/[.C7]" office:value-type="float" office:value="27.4658203125">
            <text:p>27.47</text:p>
          </table:table-cell>
          <table:table-cell table:formula="of:=[.D2]/[.D7]" office:value-type="float" office:value="19.073486328125">
            <text:p>19.07</text:p>
          </table:table-cell>
          <table:table-cell table:formula="of:=[.E2]/[.E7]" office:value-type="float" office:value="70.9344532864153">
            <text:p>70.93</text:p>
          </table:table-cell>
        </table:table-row>
        <table:table-row table:style-name="ro1">
          <table:table-cell table:number-columns-repeated="3"/>
          <table:table-cell office:value-type="string">
            <text:p>螺桿平台</text:p>
          </table:table-cell>
          <table:table-cell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f:=[.D5]/([.E5])" office:value-type="float" office:value="0.0138888888888889">
            <text:p>0.013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/([.C3]*[.C4])*[.C5]" office:value-type="float" office:value="4.06972045898438">
            <text:p>4.07</text:p>
          </table:table-cell>
          <table:table-cell table:number-columns-repeated="2"/>
        </table:table-row>
      </table:table>
      <table:table table:name="wou_stepgen_c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t</text:p>
          </table:table-cell>
          <table:table-cell table:style-name="ce3" table:formula="of:=1310720/1000000000" office:value-type="float" office:value="0.00131072">
            <text:p>0.001310720</text:p>
          </table:table-cell>
          <table:table-cell/>
        </table:table-row>
        <table:table-row table:style-name="ro1">
          <table:table-cell office:value-type="string">
            <text:p>recip_dt</text:p>
          </table:table-cell>
          <table:table-cell table:formula="of:=1/[.B1]" office:value-type="float" office:value="762.939453125">
            <text:p>762.94</text:p>
          </table:table-cell>
          <table:table-cell/>
        </table:table-row>
        <table:table-row table:style-name="ro1">
          <table:table-cell office:value-type="string">
            <text:p>maxaccel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office:value-type="string">
            <text:p>max_ac</text:p>
          </table:table-cell>
          <table:table-cell table:formula="of:=[.B3]*[.B6]" office:value-type="float" office:value="1388888890">
            <text:p>1388888890</text:p>
          </table:table-cell>
          <table:table-cell table:formula="of:=500000*[.B2]" office:value-type="float" office:value="381469726.5625">
            <text:p>381469726.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ale</text:p>
          </table:table-cell>
          <table:table-cell office:value-type="float" office:value="1388.88889">
            <text:p>1388.89</text:p>
          </table:table-cell>
          <table:table-cell/>
        </table:table-row>
        <table:table-row table:style-name="ro1">
          <table:table-cell office:value-type="string">
            <text:p>pos_cmd(deg)</text:p>
          </table:table-cell>
          <table:table-cell office:value-type="float" office:value="-25.7754263">
            <text:p>-25.78</text:p>
          </table:table-cell>
          <table:table-cell/>
        </table:table-row>
        <table:table-row table:style-name="ro1">
          <table:table-cell office:value-type="string">
            <text:p>curr_pos(deg)</text:p>
          </table:table-cell>
          <table:table-cell office:value-type="float" office:value="-25.44192">
            <text:p>-25.44</text:p>
          </table:table-cell>
          <table:table-cell/>
        </table:table-row>
        <table:table-row table:style-name="ro1">
          <table:table-cell office:value-type="string">
            <text:p>curr_vel(cnt/sec)</text:p>
          </table:table-cell>
          <table:table-cell office:value-type="float" office:value="-262508.09">
            <text:p>-262508.09</text:p>
          </table:table-cell>
          <table:table-cell table:formula="of:=[.B9]*[.B1]" office:value-type="float" office:value="-344.0746037248">
            <text:p>-344.07</text:p>
          </table:table-cell>
        </table:table-row>
        <table:table-row table:style-name="ro1">
          <table:table-cell office:value-type="string">
            <text:p>pos_cmd(cnt)</text:p>
          </table:table-cell>
          <table:table-cell table:formula="of:=[.B7]*[.B6]" office:value-type="float" office:value="-35799.2032230838">
            <text:p>-35799.2</text:p>
          </table:table-cell>
          <table:table-cell/>
        </table:table-row>
        <table:table-row table:style-name="ro1">
          <table:table-cell office:value-type="string">
            <text:p>curr_pos(cnt)</text:p>
          </table:table-cell>
          <table:table-cell table:formula="of:=[.B8]*[.B6]" office:value-type="float" office:value="-35336.0000282688">
            <text:p>-35336</text:p>
          </table:table-cell>
          <table:table-cell/>
        </table:table-row>
        <table:table-row table:style-name="ro1">
          <table:table-cell office:value-type="string">
            <text:p>est_err</text:p>
          </table:table-cell>
          <table:table-cell table:formula="of:=[.B10]-[.B11]" office:value-type="float" office:value="-463.203194815003">
            <text:p>-463.2</text:p>
          </table:table-cell>
          <table:table-cell/>
        </table:table-row>
        <table:table-row table:style-name="ro1">
          <table:table-cell office:value-type="string">
            <text:p>match_ac</text:p>
          </table:table-cell>
          <table:table-cell table:formula="of:=2*([.B12]*[.B2]-[.B9])*[.B2]" office:value-type="float" office:value="-138683932.705553">
            <text:p>-138683932.71</text:p>
          </table:table-cell>
          <table:table-cell table:formula="of:=[.B13]/[.B6]" office:value-type="float" office:value="-99852.4314681165">
            <text:p>-99852.43</text:p>
          </table:table-cell>
        </table:table-row>
        <table:table-row table:style-name="ro1">
          <table:table-cell office:value-type="string">
            <text:p>match_ac</text:p>
          </table:table-cell>
          <table:table-cell office:value-type="float" office:value="-972222.22">
            <text:p>-972222.22</text:p>
          </table:table-cell>
          <table:table-cell/>
        </table:table-row>
        <table:table-row table:style-name="ro1">
          <table:table-cell office:value-type="string">
            <text:p>end_vel</text:p>
          </table:table-cell>
          <table:table-cell table:formula="of:=[.B9]+[.B14]*[.B1]" office:value-type="float" office:value="-263782.401108198">
            <text:p>-263782.4</text:p>
          </table:table-cell>
          <table:table-cell/>
        </table:table-row>
        <table:table-row table:style-name="ro1">
          <table:table-cell office:value-type="string">
            <text:p>new_vel</text:p>
          </table:table-cell>
          <table:table-cell table:formula="of:=([.B9]+[.B15])/2" office:value-type="float" office:value="-263145.245554099">
            <text:p>-263145.25</text:p>
          </table:table-cell>
          <table:table-cell/>
        </table:table-row>
        <table:table-row table:style-name="ro1">
          <table:table-cell office:value-type="string">
            <text:p>accum</text:p>
          </table:table-cell>
          <table:table-cell table:formula="of:=[.B11]+[.B16]*[.B1]" office:value-type="float" office:value="-35680.9097645215">
            <text:p>-35680.91</text:p>
          </table:table-cell>
          <table:table-cell/>
        </table:table-row>
        <table:table-row table:style-name="ro1">
          <table:table-cell office:value-type="string">
            <text:p>new_pos</text:p>
          </table:table-cell>
          <table:table-cell table:formula="of:=[.B17]/[.B6]" office:value-type="float" office:value="-25.6902550099033">
            <text:p>-25.69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5" number:min-integer-digits="1"/>
    </number:number-style>
    <number:number-style style:name="N120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009/10/25</text:date>, <text:time>00:1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Yishin Li</meta:initial-creator>
    <meta:creation-date>2009-08-17T21:05:58</meta:creation-date>
    <dc:creator>Yishin Li</dc:creator>
    <dc:date>2009-10-25T00:14:40</dc:date>
    <meta:editing-cycles>12</meta:editing-cycles>
    <meta:editing-duration>PT26H51M53S</meta:editing-duration>
    <meta:document-statistic meta:table-count="4" meta:cell-count="114" meta:object-count="0"/>
    <meta:user-defined meta:name="Info 1"/>
    <meta:user-defined meta:name="Info 2"/>
    <meta:user-defined meta:name="Info 3"/>
    <meta:user-defined meta:name="Info 4"/>
  </office:meta>
</office:document-meta>
</file>